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6"/>
    <style:style style:name="P4" style:family="paragraph" style:parent-style-name="code" style:list-style-name="L4"/>
    <style:style style:name="P5" style:family="paragraph" style:parent-style-name="code" style:list-style-name="L5"/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margin-left="0.4925in" fo:margin-right="0in" fo:text-indent="-0.4in" style:auto-text-indent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4">
      <style:text-properties fo:font-style="italic" style:font-style-asian="italic" style:font-style-complex="italic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Увод<text:tab/>2</text:p>
          <text:p text:style-name="P12">Използвани технологии<text:tab/>3</text:p>
          <text:p text:style-name="P12">Техническо ръководство<text:tab/>4</text:p>
          <text:p text:style-name="P6">Инсталация<text:tab/>4</text:p>
          <text:p text:style-name="P13">Php<text:tab/>5</text:p>
          <text:p text:style-name="P13">Git<text:tab/>5</text:p>
          <text:p text:style-name="P13">Ptbfw<text:tab/>5</text:p>
          <text:p text:style-name="P13">Composer<text:tab/>6</text:p>
          <text:p text:style-name="P13">PhpUnit<text:tab/>6</text:p>
          <text:p text:style-name="P13">Selenium 2 driver<text:tab/>7</text:p>
          <text:p text:style-name="P14">Java<text:tab/>7</text:p>
          <text:p text:style-name="P14">Selenium<text:tab/>7</text:p>
          <text:p text:style-name="P13">FirePath<text:tab/>7</text:p>
          <text:p text:style-name="P13">Стартиране<text:tab/>7</text:p>
          <text:p text:style-name="P13">Още за Composer<text:tab/>7</text:p>
          <text:p text:style-name="P14">Какво всъщност е composer?<text:tab/>7</text:p>
          <text:p text:style-name="P6">Структура на проекта<text:tab/>8</text:p>
          <text:p text:style-name="P13">Разлики между Behat и Ptbfw<text:tab/>8</text:p>
          <text:p text:style-name="P14">Features<text:tab/>8</text:p>
          <text:p text:style-name="P14">Feature Context <text:tab/>8</text:p>
          <text:p text:style-name="P14">__classloader<text:tab/>8</text:p>
          <text:p text:style-name="P14">FeatureContext<text:tab/>9</text:p>
          <text:p text:style-name="P6">Допълнителни модули<text:tab/>9</text:p>
          <text:p text:style-name="P13">Initer<text:tab/>9</text:p>
          <text:p text:style-name="P14">Модул MySql<text:tab/>9</text:p>
          <text:p text:style-name="P14">Създаване на нов модул за initer<text:tab/>10</text:p>
          <text:p text:style-name="P14">Как да използваме Initializer без Ptbfw<text:tab/>11</text:p>
          <text:p text:style-name="P14">как е реализиран initer<text:tab/>11</text:p>
          <text:p text:style-name="P13">Ptbfw Selenium driver<text:tab/>11</text:p>
          <text:p text:style-name="P12">Примерен тестов проект<text:tab/>12</text:p>
          <text:p text:style-name="P12">Как да направим добавка за behat<text:tab/>13</text:p>
          <text:p text:style-name="P12">Ще е то .YML<text:tab/>14</text:p>
        </text:index-body>
      </text:table-of-content>
      <text:h text:style-name="Heading_20_1" text:outline-level="1"/>
      <text:h text:style-name="P7" text:outline-level="1"/>
      <text:h text:style-name="P8" text:outline-level="1">Увод</text:h>
      <text:p text:style-name="Text_20_body">@todo</text:p>
      <text:h text:style-name="P7" text:outline-level="1"/>
      <text:h text:style-name="P8" text:outline-level="1">Използвани технологии</text:h>
      <text:p text:style-name="Text_20_body">@todo</text:p>
      <text:h text:style-name="P7" text:outline-level="1"/>
      <text:h text:style-name="P8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2">Техническо ръководство<text:tab/>4</text:p>
          <text:p text:style-name="P6">Инсталация<text:tab/>4</text:p>
          <text:p text:style-name="P13">Php<text:tab/>5</text:p>
          <text:p text:style-name="P13">Git<text:tab/>5</text:p>
          <text:p text:style-name="P13">Ptbfw<text:tab/>5</text:p>
          <text:p text:style-name="P13">Composer<text:tab/>6</text:p>
          <text:p text:style-name="P13">PhpUnit<text:tab/>6</text:p>
          <text:p text:style-name="P13">Selenium 2 driver<text:tab/>7</text:p>
          <text:p text:style-name="P14">Java<text:tab/>7</text:p>
          <text:p text:style-name="P14">Selenium<text:tab/>7</text:p>
          <text:p text:style-name="P13">FirePath<text:tab/>7</text:p>
          <text:p text:style-name="P13">Стартиране<text:tab/>7</text:p>
          <text:p text:style-name="P13">Още за Composer<text:tab/>7</text:p>
          <text:p text:style-name="P14">Какво всъщност е composer?<text:tab/>7</text:p>
          <text:p text:style-name="P6">Структура на проекта<text:tab/>8</text:p>
          <text:p text:style-name="P13">Разлики между Behat и Ptbfw<text:tab/>8</text:p>
          <text:p text:style-name="P14">Features<text:tab/>8</text:p>
          <text:p text:style-name="P14">Feature Context <text:tab/>8</text:p>
          <text:p text:style-name="P14">__classloader<text:tab/>8</text:p>
          <text:p text:style-name="P14">FeatureContext<text:tab/>9</text:p>
          <text:p text:style-name="P6">Допълнителни модули<text:tab/>9</text:p>
          <text:p text:style-name="P13">Initer<text:tab/>9</text:p>
          <text:p text:style-name="P14">Модул MySql<text:tab/>9</text:p>
          <text:p text:style-name="P14">Създаване на нов модул за initer<text:tab/>10</text:p>
          <text:p text:style-name="P14">Как да използваме Initializer без Ptbfw<text:tab/>11</text:p>
          <text:p text:style-name="P14">как е реализиран initer<text:tab/>11</text:p>
          <text:p text:style-name="P13">Ptbfw Selenium driver<text:tab/>11</text:p>
        </text:index-body>
      </text:table-of-content>
      <text:h text:style-name="P9" text:outline-level="2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12">Техническо ръководство<text:tab/>4</text:p>
          <text:p text:style-name="P6">Инсталация<text:tab/>4</text:p>
          <text:p text:style-name="P13">Php<text:tab/>5</text:p>
          <text:p text:style-name="P13">Git<text:tab/>5</text:p>
          <text:p text:style-name="P13">Ptbfw<text:tab/>5</text:p>
          <text:p text:style-name="P13">Composer<text:tab/>6</text:p>
          <text:p text:style-name="P13">PhpUnit<text:tab/>6</text:p>
          <text:p text:style-name="P13">Selenium 2 driver<text:tab/>7</text:p>
          <text:p text:style-name="P14">Java<text:tab/>7</text:p>
          <text:p text:style-name="P14"><text:soft-page-break/>Selenium<text:tab/>7</text:p>
          <text:p text:style-name="P13">FirePath<text:tab/>7</text:p>
          <text:p text:style-name="P13">Стартиране<text:tab/>7</text:p>
          <text:p text:style-name="P13">Още за Composer<text:tab/>7</text:p>
          <text:p text:style-name="P14">Какво всъщност е composer?<text:tab/>7</text:p>
          <text:p text:style-name="P6">Структура на проекта<text:tab/>8</text:p>
          <text:p text:style-name="P13">Разлики между Behat и Ptbfw<text:tab/>8</text:p>
          <text:p text:style-name="P14">Features<text:tab/>8</text:p>
          <text:p text:style-name="P14">Feature Context <text:tab/>8</text:p>
          <text:p text:style-name="P14">__classloader<text:tab/>8</text:p>
          <text:p text:style-name="P14">FeatureContext<text:tab/>9</text:p>
          <text:p text:style-name="P6">Допълнителни модули<text:tab/>9</text:p>
          <text:p text:style-name="P13">Initer<text:tab/>9</text:p>
          <text:p text:style-name="P14">Модул MySql<text:tab/>9</text:p>
          <text:p text:style-name="P14">Създаване на нов модул за initer<text:tab/>10</text:p>
          <text:p text:style-name="P14">Как да използваме Initializer без Ptbfw<text:tab/>11</text:p>
          <text:p text:style-name="P14">как е реализиран initer<text:tab/>11</text:p>
          <text:p text:style-name="P13">Ptbfw Selenium driver<text:tab/>11</text:p>
        </text:index-body>
      </text:table-of-content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по-долу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<text:soft-page-break/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901361948" text:style-name="L3">
        <text:list-item>
          <text:p text:style-name="P2">Behat</text:p>
        </text:list-item>
        <text:list-item>
          <text:p text:style-name="P2">Behat\MinkExtension</text:p>
        </text:list-item>
        <text:list-item>
          <text:p text:style-name="P2">Beehat\Gherkin</text:p>
        </text:list-item>
        <text:list-item>
          <text:p text:style-name="P2">Behat\Mink</text:p>
        </text:list-item>
        <text:list-item>
          <text:p text:style-name="P2">Behat\MinkSelenium2Driver</text:p>
        </text:list-item>
        <text:list-item>
          <text:p text:style-name="P2">Ptbfw\Initializer</text:p>
        </text:list-item>
        <text:list-item>
          <text:p text:style-name="P2">Ptbfw\Selenium2-driver</text:p>
        </text:list-item>
        <text:list-item>
          <text:p text:style-name="P2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oft-page-break/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 Разархивираме java архива и стартираме selenium сървъва чрез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h text:style-name="Heading_20_3" text:outline-level="3">Още за Composer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p text:style-name="Text_20_body"/>
      <text:h text:style-name="P10" text:outline-level="2">Структура на проекта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11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544862327" text:style-name="L1">
        <text:list-item>
          <text:p text:style-name="P1">Регистрираме classloader за Feature Context.</text:p>
        </text:list-item>
        <text:list-item>
          <text:p text:style-name="P1">Регистрираме autoloader за php unit</text:p>
        </text:list-item>
      </text:list>
      <text:h text:style-name="Heading_20_4" text:outline-level="4"><text:soft-page-break/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2" text:outline-level="2">Допълнителни модули</text:h>
      <text:h text:style-name="Heading_20_3" text:outline-level="3">Init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Модул MySql</text:h>
      <text:p text:style-name="Text_20_body">Всеки сериозен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Text_20_body"><text:s text:c="3"/>extensions: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Ptbfw\Initializer\Extension приема като параметър опции за service. Който ще извършва промени по базата.</text:p>
      <text:list xml:id="list721486859" text:style-name="L5">
        <text:list-item>
          <text:p text:style-name="P5">MyDataBaseInit – име използвани само от нас, информативно) за какво е service-а. Името трябва да е уникално.</text:p>
        </text:list-item>
      </text:list>
      <text:list xml:id="list1282713284" text:style-name="L4">
        <text:list-item>
          <text:p text:style-name="P4">type: е видът на използвания модул за Initer</text:p>
        </text:list-item>
        <text:list-item>
          <text:p text:style-name="P4">host: host към който се извършва връзката с базата данни</text:p>
        </text:list-item>
        <text:list-item>
          <text:p text:style-name="P4">user: потребител използван за връзка към базата данни</text:p>
        </text:list-item>
        <text:list-item>
          <text:p text:style-name="P4">password: парола използвана за връзка с базата данни</text:p>
        </text:list-item>
        <text:list-item>
          <text:p text:style-name="P4">database: използвана база данни</text:p>
        </text:list-item>
        <text:list-item>
          <text:p text:style-name="P4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ко service-а наведнъж, например</text:p>
      <text:p text:style-name="code">default:</text:p>
      <text:p text:style-name="code"><text:soft-page-break/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1888048425" text:style-name="L6">
        <text:list-item>
          <text:p text:style-name="P3">port – порт използван за връзка към базата данни</text:p>
        </text:list-item>
        <text:list-item>
          <text:p text:style-name="P3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4" text:outline-level="4">Създаване на нов модул за Initializer</text:h>
      <text:p text:style-name="Text_20_body">За да създадем свой модоул за init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 нов як 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code"><text:s text:c="16"/>параметър3: 'стойност2'</text:p>
      <text:p text:style-name="Text_20_body"><text:soft-page-break/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http://packagist.org/packages/ptbfw/initializer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/>
      <text:h text:style-name="Heading_20_4" text:outline-level="4">как е реализиран initer</text:h>
      <text:p text:style-name="Text_20_body">Моля първо прочети <text:bookmark-ref text:ref-name="__RefHeading__594_1452242220">13</text:bookmark-ref>.</text:p>
      <text:p text:style-name="Text_20_body"/>
      <text:h text:style-name="Heading_20_3" text:outline-level="3">Ptbfw Selenium driver</text:h>
      <text:p text:style-name="Text_20_body">@todo</text:p>
      <text:h text:style-name="P8" text:outline-level="1">Примерен тестов проект</text:h>
      <text:p text:style-name="Text_20_body">@todo</text:p>
      <text:h text:style-name="P7" text:outline-level="1"/>
      <text:h text:style-name="P8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8" text:outline-level="1">Ще е то .YML</text:h>
      <text:p text:style-name="Text_20_body">@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>
      <style:paragraph-properties fo:margin="100%" fo:margin-left="0.4925in" fo:margin-right="0in" fo:margin-top="0in" fo:margin-bottom="0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te" style:family="paragraph" style:parent-style-name="Text_20_body" style:class="text" style:master-page-name="">
      <style:paragraph-properties fo:margin="100%" fo:margin-left="0.8in" fo:margin-right="0in" fo:margin-top="1.1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3T23:45:35</dc:date>
    <meta:editing-duration>PT4H17M1S</meta:editing-duration>
    <meta:editing-cycles>291</meta:editing-cycles>
    <meta:generator>LibreOffice/3.5$Linux_X86_64 LibreOffice_project/350m1$Build-2</meta:generator>
    <meta:document-statistic meta:table-count="0" meta:image-count="0" meta:object-count="0" meta:page-count="14" meta:paragraph-count="289" meta:word-count="1339" meta:character-count="10293" meta:non-whitespace-character-count="8553"/>
  </office:meta>
</office:document-meta>
</file>